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af00db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 loext:char-shading-value="0"/>
    </style:style>
    <style:style style:name="T3" style:family="text">
      <style:text-properties fo:color="#a31515"/>
    </style:style>
    <style:style style:name="T4" style:family="text">
      <style:text-properties fo:color="#a31515" fo:background-color="transparent" loext:char-shading-value="0"/>
    </style:style>
    <style:style style:name="T5" style:family="text">
      <style:text-properties fo:color="#af00db"/>
    </style:style>
    <style:style style:name="T6" style:family="text">
      <style:text-properties fo:color="#af00db" fo:background-color="transparent" loext:char-shading-value="0"/>
    </style:style>
    <style:style style:name="T7" style:family="text">
      <style:text-properties fo:color="#795e26"/>
    </style:style>
    <style:style style:name="T8" style:family="text">
      <style:text-properties fo:color="#267f99"/>
    </style:style>
    <style:style style:name="T9" style:family="text">
      <style:text-properties fo:color="#267f99" officeooo:rsid="001ce727"/>
    </style:style>
    <style:style style:name="T10" style:family="text">
      <style:text-properties fo:color="#001080"/>
    </style:style>
    <style:style style:name="T11" style:family="text">
      <style:text-properties fo:color="#098658"/>
    </style:style>
    <style:style style:name="T12" style:family="text">
      <style:text-properties fo:color="#ee0000"/>
    </style:style>
    <style:style style:name="T13" style:family="text">
      <style:text-properties fo:color="#0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#include</text:span><text:span text:style-name="T2"> </text:span><text:span text:style-name="T4">&lt;stdio.h&gt;</text:span></text:p>
      <text:p text:style-name="P2"><text:span text:style-name="T5">#include</text:span><text:span text:style-name="T1"> </text:span><text:span text:style-name="T3">&lt;stdlib.h&gt;</text:span></text:p>
      <text:p text:style-name="P2"><text:span text:style-name="T5">#include</text:span><text:span text:style-name="T1"> </text:span><text:span text:style-name="T3">&lt;stdbool.h&gt;</text:span></text:p>
      <text:p text:style-name="P2"><text:span text:style-name="T5">#include</text:span><text:span text:style-name="T1"> </text:span><text:span text:style-name="T3">"struct.h"</text:span></text:p>
      <text:p text:style-name="P2"><text:span text:style-name="T5">#include</text:span><text:span text:style-name="T1"> </text:span><text:span text:style-name="T3">"functions.h"</text:span></text:p>
      <text:p text:style-name="P3">/**</text:p>
      <text:p text:style-name="P3">* Author : Oussama Makouar, Imad Idali Ouali</text:p>
      <text:p text:style-name="P3">* Date : 05/04/2022</text:p>
      <text:p text:style-name="P3">* Language : C</text:p>
      <text:p text:style-name="P3">*/</text:p>
      <text:p text:style-name="P2"><text:span text:style-name="T1">typedef</text:span> <text:span text:style-name="T1">struct</text:span> <text:span text:style-name="T8">Process</text:span>{</text:p>
      <text:p text:style-name="P2"><text:span text:style-name="T1"><text:tab/>int</text:span> <text:span text:style-name="T10">id</text:span>;<text:span text:style-name="T13">// the id of the process</text:span></text:p>
      <text:p text:style-name="P2"><text:span text:style-name="T1"><text:tab/>int</text:span> <text:span text:style-name="T10">r_time</text:span>;<text:span text:style-name="T13">// Remaining time</text:span></text:p>
      <text:p text:style-name="P2"><text:span text:style-name="T1"><text:tab/>int</text:span> <text:span text:style-name="T10">a_time</text:span>;<text:span text:style-name="T13">// Arrival time</text:span></text:p>
      <text:p text:style-name="P2"><text:span text:style-name="T1"><text:tab/>int</text:span> <text:span text:style-name="T10">priority</text:span>;<text:span text:style-name="T13">// Priority</text:span></text:p>
      <text:p text:style-name="P2"><text:span text:style-name="T1"><text:tab/>int</text:span> <text:span text:style-name="T10">wait_time</text:span>;<text:span text:style-name="T13">// Waiting time</text:span></text:p>
      <text:p text:style-name="P2"><text:span text:style-name="T1"><text:tab/>struct</text:span> <text:span text:style-name="T8">Process</text:span>* <text:span text:style-name="T10">next</text:span>;</text:p>
      <text:p text:style-name="P2">}<text:span text:style-name="T8">process</text:span>;</text:p>
      <text:p text:style-name="P2"><text:span text:style-name="T1">typedef</text:span> <text:span text:style-name="T1">struct</text:span>{</text:p>
      <text:p text:style-name="P2"><text:span text:style-name="T8"><text:tab/>process</text:span>* <text:span text:style-name="T10">head</text:span>;<text:span text:style-name="T13">// head of file</text:span></text:p>
      <text:p text:style-name="P2"><text:span text:style-name="T8"><text:tab/>process</text:span>* <text:span text:style-name="T10">tail</text:span>;<text:span text:style-name="T13">// tail of file</text:span></text:p>
      <text:p text:style-name="P2"><text:span text:style-name="T1"><text:tab/>int</text:span> <text:span text:style-name="T10">size</text:span>;<text:span text:style-name="T13">// size of file</text:span></text:p>
      <text:p text:style-name="P2">}<text:span text:style-name="T8">File</text:span>;</text:p>
      <text:p text:style-name="P2"><text:span text:style-name="T1">typedef</text:span> <text:span text:style-name="T8">File</text:span>* <text:span text:style-name="T8">file</text:span>;</text:p>
      <text:p text:style-name="P3">/*** Function for create the process ***/</text:p>
      <text:p text:style-name="P2"><text:span text:style-name="T8">process</text:span>* <text:span text:style-name="T7">create_process</text:span>(<text:span text:style-name="T8">process</text:span> <text:span text:style-name="T10">p</text:span>){</text:p>
      <text:p text:style-name="P2"><text:span text:style-name="T8"><text:tab/>process</text:span> *<text:span text:style-name="T10">p1</text:span> = (<text:span text:style-name="T8">process</text:span>*)<text:span text:style-name="T7">malloc</text:span>(<text:span text:style-name="T1">sizeof</text:span>(<text:span text:style-name="T8">process</text:span>));</text:p>
      <text:p text:style-name="P2"><text:span text:style-name="T10"><text:tab/>p1</text:span>-&gt;<text:span text:style-name="T10">id</text:span> = <text:span text:style-name="T10">p</text:span>.<text:span text:style-name="T10">id</text:span>;</text:p>
      <text:p text:style-name="P2"><text:span text:style-name="T10"><text:tab/>p1</text:span>-&gt;<text:span text:style-name="T10">r_time</text:span> = <text:span text:style-name="T10">p</text:span>.<text:span text:style-name="T10">r_time</text:span>;</text:p>
      <text:p text:style-name="P2"><text:span text:style-name="T10"><text:tab/>p1</text:span>-&gt;<text:span text:style-name="T10">a_time</text:span> = <text:span text:style-name="T10">p</text:span>.<text:span text:style-name="T10">a_time</text:span>;</text:p>
      <text:p text:style-name="P2"><text:span text:style-name="T10"><text:tab/>p1</text:span>-&gt;<text:span text:style-name="T10">priority</text:span> = <text:span text:style-name="T10">p</text:span>.<text:span text:style-name="T10">priority</text:span>;</text:p>
      <text:p text:style-name="P2"><text:span text:style-name="T10"><text:tab/>p1</text:span>-&gt;<text:span text:style-name="T10">wait_time</text:span> = <text:span text:style-name="T11">0</text:span>;</text:p>
      <text:p text:style-name="P2"><text:span text:style-name="T10"><text:tab/>p1</text:span>-&gt;<text:span text:style-name="T10">next</text:span> = <text:span text:style-name="T1">NULL</text:span>;</text:p>
      <text:p text:style-name="P2"><text:span text:style-name="T5"><text:tab/>return</text:span> <text:span text:style-name="T10">p1</text:span>;</text:p>
      <text:p text:style-name="P2">}</text:p>
      <text:p text:style-name="P3">/*** Function for Initialize the file ***/</text:p>
      <text:p text:style-name="P2"><text:span text:style-name="T8">file</text:span> <text:span text:style-name="T7">init_file</text:span>(){</text:p>
      <text:p text:style-name="P2"><text:span text:style-name="T8"><text:tab/>file</text:span> <text:span text:style-name="T10">f</text:span> = (<text:span text:style-name="T8">file</text:span>)<text:span text:style-name="T7">malloc</text:span>(<text:span text:style-name="T1">sizeof</text:span>(<text:span text:style-name="T8">File</text:span>));</text:p>
      <text:p text:style-name="P2"><text:span text:style-name="T10"><text:tab/>f</text:span>-&gt;<text:span text:style-name="T10">head</text:span> = <text:span text:style-name="T1">NULL</text:span>;</text:p>
      <text:p text:style-name="P2"><text:span text:style-name="T10"><text:tab/>f</text:span>-&gt;<text:span text:style-name="T10">tail</text:span> = <text:span text:style-name="T1">NULL</text:span>;</text:p>
      <text:p text:style-name="P2"><text:span text:style-name="T10"><text:tab/>f</text:span>-&gt;<text:span text:style-name="T10">size</text:span> = <text:span text:style-name="T11">0</text:span>;</text:p>
      <text:p text:style-name="P2"><text:span text:style-name="T5"><text:tab/>return</text:span> <text:span text:style-name="T10">f</text:span>;</text:p>
      <text:p text:style-name="P2">}</text:p>
      <text:p text:style-name="P3">/*** Pop the process in head ***/</text:p>
      <text:p text:style-name="P2"><text:span text:style-name="T8">process</text:span>* <text:span text:style-name="T7">pop_process</text:span>(<text:span text:style-name="T8">file</text:span> <text:span text:style-name="T10">f</text:span>){</text:p>
      <text:p text:style-name="P2"><text:span text:style-name="T5"><text:tab/>if</text:span>(<text:span text:style-name="T10">f</text:span>-&gt;<text:span text:style-name="T10">tail</text:span> == <text:span text:style-name="T1">NULL</text:span>)</text:p>
      <text:p text:style-name="P2"><text:span text:style-name="T7"><text:tab/><text:tab/>exit</text:span>(<text:span text:style-name="T11">0</text:span>);</text:p>
      <text:p text:style-name="P2"><text:span text:style-name="T5"><text:tab/>else</text:span>{</text:p>
      <text:p text:style-name="P2"><text:span text:style-name="T8"><text:tab/><text:tab/>process</text:span> *<text:span text:style-name="T10">pop_process</text:span> = <text:span text:style-name="T10">f</text:span>-&gt;<text:span text:style-name="T10">head</text:span>;</text:p>
      <text:p text:style-name="P2"><text:span text:style-name="T10"><text:tab/><text:tab/>f</text:span>-&gt;<text:span text:style-name="T10">head</text:span> = <text:span text:style-name="T10">f</text:span>-&gt;<text:span text:style-name="T10">head</text:span>-&gt;<text:span text:style-name="T10">next</text:span>;</text:p>
      <text:p text:style-name="P2"><text:span text:style-name="T5"><text:tab/><text:tab/>if</text:span>(<text:span text:style-name="T10">f</text:span>-&gt;<text:span text:style-name="T10">head</text:span> == <text:span text:style-name="T1">NULL</text:span>)</text:p>
      <text:p text:style-name="P2"><text:soft-page-break/><text:span text:style-name="T10"><text:tab/><text:tab/><text:tab/>f</text:span>-&gt;<text:span text:style-name="T10">tail</text:span> = <text:span text:style-name="T1">NULL</text:span>;</text:p>
      <text:p text:style-name="P2"><text:span text:style-name="T10"><text:tab/><text:tab/>f</text:span>-&gt;<text:span text:style-name="T10">size</text:span>--;</text:p>
      <text:p text:style-name="P2"><text:span text:style-name="T5"><text:tab/><text:tab/>return</text:span> <text:span text:style-name="T10">pop_process</text:span>;</text:p>
      <text:p text:style-name="P2"><text:tab/>}</text:p>
      <text:p text:style-name="P2">}</text:p>
      <text:p text:style-name="P3">/*** Read the head of the file ***/</text:p>
      <text:p text:style-name="P2"><text:span text:style-name="T8">process</text:span>* <text:span text:style-name="T7">read_process</text:span>(<text:span text:style-name="T8">file</text:span> <text:span text:style-name="T10">f</text:span>){</text:p>
      <text:p text:style-name="P2"><text:span text:style-name="T5"><text:tab/>if</text:span>(<text:span text:style-name="T10">f</text:span>-&gt;<text:span text:style-name="T10">head</text:span> == <text:span text:style-name="T1">NULL</text:span>)</text:p>
      <text:p text:style-name="P2"><text:span text:style-name="T7"><text:tab/><text:tab/>exit</text:span>(<text:span text:style-name="T11">0</text:span>);</text:p>
      <text:p text:style-name="P4"><text:tab/>else</text:p>
      <text:p text:style-name="P2"><text:span text:style-name="T5"><text:tab/><text:tab/>return</text:span> <text:span text:style-name="T10">f</text:span>-&gt;<text:span text:style-name="T10">head</text:span>;</text:p>
      <text:p text:style-name="P2">}</text:p>
      <text:p text:style-name="P3">/*** Push a process with FIFO(First In First Out) ***/</text:p>
      <text:p text:style-name="P2"><text:span text:style-name="T1">void</text:span> <text:span text:style-name="T7">push_FIFO</text:span>(<text:span text:style-name="T8">file</text:span> <text:span text:style-name="T10">f</text:span>, <text:span text:style-name="T8">process</text:span> *<text:span text:style-name="T10">p</text:span>){</text:p>
      <text:p text:style-name="P2"><text:span text:style-name="T5"><text:tab/>if</text:span>(<text:span text:style-name="T10">f</text:span>-&gt;<text:span text:style-name="T10">tail</text:span> == <text:span text:style-name="T1">NULL</text:span>)</text:p>
      <text:p text:style-name="P2"><text:span text:style-name="T10"><text:tab/><text:tab/>f</text:span>-&gt;<text:span text:style-name="T10">head</text:span> = <text:span text:style-name="T10">f</text:span>-&gt;<text:span text:style-name="T10">tail</text:span> = <text:span text:style-name="T10">p</text:span>;</text:p>
      <text:p text:style-name="P2"><text:span text:style-name="T5"><text:tab/>else</text:span>{</text:p>
      <text:p text:style-name="P2"><text:span text:style-name="T1"><text:tab/><text:tab/>int</text:span> <text:span text:style-name="T10">b</text:span> = <text:span text:style-name="T10">f</text:span>-&gt;<text:span text:style-name="T10">tail</text:span>-&gt;<text:span text:style-name="T10">a_time</text:span> + <text:span text:style-name="T10">f</text:span>-&gt;<text:span text:style-name="T10">tail</text:span>-&gt;<text:span text:style-name="T10">r_time</text:span>;</text:p>
      <text:p text:style-name="P2"><text:span text:style-name="T5"><text:tab/><text:tab/>if</text:span>(<text:span text:style-name="T10">b</text:span> &gt; <text:span text:style-name="T10">p</text:span>-&gt;<text:span text:style-name="T10">a_time</text:span>){</text:p>
      <text:p text:style-name="P2"><text:span text:style-name="T10"><text:tab/><text:tab/><text:tab/>p</text:span>-&gt;<text:span text:style-name="T10">wait_time</text:span> = <text:span text:style-name="T10">b</text:span> - <text:span text:style-name="T10">p</text:span>-&gt;<text:span text:style-name="T10">a_time</text:span>;</text:p>
      <text:p text:style-name="P2"><text:span text:style-name="T10"><text:tab/><text:tab/><text:tab/>p</text:span>-&gt;<text:span text:style-name="T10">a_time</text:span> += <text:span text:style-name="T10">p</text:span>-&gt;<text:span text:style-name="T10">wait_time</text:span>;</text:p>
      <text:p text:style-name="P2"><text:tab/><text:tab/>}</text:p>
      <text:p text:style-name="P2"><text:span text:style-name="T10"><text:tab/><text:tab/>f</text:span>-&gt;<text:span text:style-name="T10">tail</text:span>-&gt;<text:span text:style-name="T10">next</text:span> = <text:span text:style-name="T10">p</text:span>;</text:p>
      <text:p text:style-name="P2"><text:span text:style-name="T10"><text:tab/><text:tab/>f</text:span>-&gt;<text:span text:style-name="T10">tail</text:span> = <text:span text:style-name="T10">p</text:span>;</text:p>
      <text:p text:style-name="P2"><text:tab/>}</text:p>
      <text:p text:style-name="P2"><text:span text:style-name="T10"><text:tab/>f</text:span>-&gt;<text:span text:style-name="T10">size</text:span>++;</text:p>
      <text:p text:style-name="P2">}</text:p>
      <text:p text:style-name="P3">/*** push a process with SJF(Short Job First) ***/</text:p>
      <text:p text:style-name="P2"><text:span text:style-name="T1">void</text:span> <text:span text:style-name="T7">push_SJF</text:span>(<text:span text:style-name="T8">file</text:span> <text:span text:style-name="T10">f</text:span>, <text:span text:style-name="T8">process</text:span> *<text:span text:style-name="T10">p</text:span>){</text:p>
      <text:p text:style-name="P2"><text:span text:style-name="T5"><text:tab/>if</text:span>(<text:span text:style-name="T10">f</text:span>-&gt;<text:span text:style-name="T10">tail</text:span> == <text:span text:style-name="T1">NULL</text:span>)</text:p>
      <text:p text:style-name="P2"><text:span text:style-name="T10"><text:tab/><text:tab/>f</text:span>-&gt;<text:span text:style-name="T10">head</text:span> = <text:span text:style-name="T10">f</text:span>-&gt;<text:span text:style-name="T10">tail</text:span> = <text:span text:style-name="T10">p</text:span>;</text:p>
      <text:p text:style-name="P2"><text:span text:style-name="T5"><text:tab/>else</text:span>{</text:p>
      <text:p text:style-name="P2"><text:span text:style-name="T1"><text:tab/><text:tab/>int</text:span> <text:span text:style-name="T10">b</text:span>;</text:p>
      <text:p text:style-name="P2"><text:span text:style-name="T8"><text:tab/><text:tab/>process</text:span> *<text:span text:style-name="T10">tmp</text:span> = <text:span text:style-name="T10">f</text:span>-&gt;<text:span text:style-name="T10">head</text:span>;</text:p>
      <text:p text:style-name="P2"><text:span text:style-name="T8"><text:tab/><text:tab/>process</text:span> *<text:span text:style-name="T10">previous</text:span> = <text:span text:style-name="T1">NULL</text:span>;</text:p>
      <text:p text:style-name="P2"><text:span text:style-name="T1"><text:tab/><text:tab/>bool</text:span> <text:span text:style-name="T10">q</text:span> = <text:span text:style-name="T1">true</text:span>;</text:p>
      <text:p text:style-name="P2"><text:span text:style-name="T5"><text:tab/><text:tab/>while</text:span>(<text:span text:style-name="T10">tmp</text:span> != <text:span text:style-name="T1">NULL</text:span> &amp;&amp; <text:span text:style-name="T10">q</text:span> == <text:span text:style-name="T1">true</text:span>){</text:p>
      <text:p text:style-name="P2"><text:span text:style-name="T5"><text:tab/><text:tab/><text:tab/>if</text:span>(<text:span text:style-name="T10">p</text:span>-&gt;<text:span text:style-name="T10">a_time</text:span> &lt; <text:span text:style-name="T10">tmp</text:span>-&gt;<text:span text:style-name="T10">a_time</text:span> &amp;&amp; <text:span text:style-name="T10">tmp</text:span>-&gt;<text:span text:style-name="T10">r_time</text:span> &gt; <text:span text:style-name="T10">p</text:span>-&gt;<text:span text:style-name="T10">r_time</text:span>){</text:p>
      <text:p text:style-name="P2"><text:span text:style-name="T10"><text:tab/><text:tab/><text:tab/><text:tab/>previous</text:span>-&gt;<text:span text:style-name="T10">next</text:span> = <text:span text:style-name="T10">p</text:span>;</text:p>
      <text:p text:style-name="P2"><text:span text:style-name="T10"><text:tab/><text:tab/><text:tab/><text:tab/>p</text:span>-&gt;<text:span text:style-name="T10">next</text:span> = <text:span text:style-name="T10">tmp</text:span>;</text:p>
      <text:p text:style-name="P2"><text:span text:style-name="T10"><text:tab/><text:tab/><text:tab/><text:tab/>b</text:span> = <text:span text:style-name="T10">previous</text:span>-&gt;<text:span text:style-name="T10">a_time</text:span> + <text:span text:style-name="T10">previous</text:span>-&gt;<text:span text:style-name="T10">r_time</text:span>;</text:p>
      <text:p text:style-name="P2"><text:span text:style-name="T10"><text:tab/><text:tab/><text:tab/><text:tab/>p</text:span>-&gt;<text:span text:style-name="T10">wait_time</text:span> = <text:span text:style-name="T10">b</text:span> - <text:span text:style-name="T10">p</text:span>-&gt;<text:span text:style-name="T10">a_time</text:span>;</text:p>
      <text:p text:style-name="P2"><text:span text:style-name="T10"><text:tab/><text:tab/><text:tab/><text:tab/>p</text:span>-&gt;<text:span text:style-name="T10">a_time</text:span> += <text:span text:style-name="T10">p</text:span>-&gt;<text:span text:style-name="T10">wait_time</text:span>;</text:p>
      <text:p text:style-name="P2"><text:span text:style-name="T8"><text:tab/><text:tab/><text:tab/><text:tab/>process</text:span> *<text:span text:style-name="T10">count</text:span> = <text:span text:style-name="T10">tmp</text:span>;</text:p>
      <text:p text:style-name="P2"><text:span text:style-name="T8"><text:tab/><text:tab/><text:tab/><text:tab/>process</text:span> *<text:span text:style-name="T10">pre</text:span> = <text:span text:style-name="T10">p</text:span>;</text:p>
      <text:p text:style-name="P2"><text:span text:style-name="T5"><text:tab/><text:tab/><text:tab/><text:tab/>while</text:span>(<text:span text:style-name="T10">count</text:span> != <text:span text:style-name="T1">NULL</text:span>){</text:p>
      <text:p text:style-name="P2"><text:span text:style-name="T10"><text:tab/><text:tab/><text:tab/><text:tab/><text:tab/>count</text:span>-&gt;<text:span text:style-name="T10">wait_time</text:span> += <text:span text:style-name="T10">p</text:span>-&gt;<text:span text:style-name="T10">r_time</text:span>;</text:p>
      <text:p text:style-name="P2"><text:span text:style-name="T10"><text:tab/><text:tab/><text:tab/><text:tab/><text:tab/>count</text:span>-&gt;<text:span text:style-name="T10">a_time</text:span> += <text:span text:style-name="T10">p</text:span>-&gt;<text:span text:style-name="T10">r_time</text:span>;</text:p>
      <text:p text:style-name="P2"><text:span text:style-name="T10"><text:tab/><text:tab/><text:tab/><text:tab/><text:tab/>pre</text:span> = <text:span text:style-name="T10">tmp</text:span>;</text:p>
      <text:p text:style-name="P2"><text:span text:style-name="T10"><text:tab/><text:tab/><text:tab/><text:tab/><text:tab/>count</text:span> = <text:span text:style-name="T10">count</text:span>-&gt;<text:span text:style-name="T10">next</text:span>;</text:p>
      <text:p text:style-name="P2"><text:tab/><text:tab/><text:tab/><text:tab/>}</text:p>
      <text:p text:style-name="P2"><text:soft-page-break/><text:span text:style-name="T10"><text:tab/><text:tab/><text:tab/><text:tab/>q</text:span> = <text:span text:style-name="T1">false</text:span>;</text:p>
      <text:p text:style-name="P2"><text:tab/><text:tab/><text:tab/>}</text:p>
      <text:p text:style-name="P2"><text:span text:style-name="T5"><text:tab/><text:tab/><text:tab/>else</text:span>{</text:p>
      <text:p text:style-name="P2"><text:span text:style-name="T10"><text:tab/><text:tab/><text:tab/><text:tab/>previous</text:span> = <text:span text:style-name="T10">tmp</text:span>;</text:p>
      <text:p text:style-name="P2"><text:span text:style-name="T5"><text:tab/><text:tab/><text:tab/><text:tab/>if</text:span>(<text:span text:style-name="T10">tmp</text:span>-&gt;<text:span text:style-name="T10">next</text:span> == <text:span text:style-name="T1">NULL</text:span>){</text:p>
      <text:p text:style-name="P2"><text:span text:style-name="T10"><text:tab/><text:tab/><text:tab/><text:tab/><text:tab/>b</text:span> = <text:span text:style-name="T10">tmp</text:span>-&gt;<text:span text:style-name="T10">a_time</text:span> + <text:span text:style-name="T10">tmp</text:span>-&gt;<text:span text:style-name="T10">r_time</text:span>;</text:p>
      <text:p text:style-name="P2"><text:span text:style-name="T5"><text:tab/><text:tab/><text:tab/><text:tab/><text:tab/>if</text:span>(<text:span text:style-name="T10">b</text:span> &gt; <text:span text:style-name="T10">p</text:span>-&gt;<text:span text:style-name="T10">a_time</text:span>){</text:p>
      <text:p text:style-name="P2"><text:span text:style-name="T10"><text:tab/><text:tab/><text:tab/><text:tab/><text:tab/><text:tab/>p</text:span>-&gt;<text:span text:style-name="T10">wait_time</text:span> = <text:span text:style-name="T10">b</text:span> - <text:span text:style-name="T10">p</text:span>-&gt;<text:span text:style-name="T10">a_time</text:span>;</text:p>
      <text:p text:style-name="P2"><text:span text:style-name="T10"><text:tab/><text:tab/><text:tab/><text:tab/><text:tab/><text:tab/>p</text:span>-&gt;<text:span text:style-name="T10">a_time</text:span> += <text:span text:style-name="T10">p</text:span>-&gt;<text:span text:style-name="T10">wait_time</text:span>;</text:p>
      <text:p text:style-name="P2"><text:tab/><text:tab/><text:tab/><text:tab/><text:tab/>}</text:p>
      <text:p text:style-name="P2"><text:span text:style-name="T10"><text:tab/><text:tab/><text:tab/><text:tab/><text:tab/>tmp</text:span>-&gt;<text:span text:style-name="T10">next</text:span> = <text:span text:style-name="T10">p</text:span>;</text:p>
      <text:p text:style-name="P2"><text:span text:style-name="T10"><text:tab/><text:tab/><text:tab/><text:tab/><text:tab/>f</text:span>-&gt;<text:span text:style-name="T10">tail</text:span> = <text:span text:style-name="T10">p</text:span>;</text:p>
      <text:p text:style-name="P2"><text:span text:style-name="T10"><text:tab/><text:tab/><text:tab/><text:tab/><text:tab/>q</text:span> = <text:span text:style-name="T1">false</text:span>;</text:p>
      <text:p text:style-name="P2"><text:tab/><text:tab/><text:tab/><text:tab/>}</text:p>
      <text:p text:style-name="P2"><text:span text:style-name="T10"><text:tab/><text:tab/><text:tab/><text:tab/>tmp</text:span> = <text:span text:style-name="T10">tmp</text:span>-&gt;<text:span text:style-name="T10">next</text:span>;</text:p>
      <text:p text:style-name="P2"><text:tab/><text:tab/><text:tab/>}</text:p>
      <text:p text:style-name="P2"><text:tab/><text:tab/>}</text:p>
      <text:p text:style-name="P2"><text:tab/>}</text:p>
      <text:p text:style-name="P2"><text:span text:style-name="T10"><text:tab/>f</text:span>-&gt;<text:span text:style-name="T10">size</text:span>++;</text:p>
      <text:p text:style-name="P2">}</text:p>
      <text:p text:style-name="P3">/*** push a process with SRTF(Short Remaining Time First) ***/</text:p>
      <text:p text:style-name="P2"><text:span text:style-name="T1">void</text:span> <text:span text:style-name="T7">push_SRTF</text:span>(<text:span text:style-name="T8">file</text:span> <text:span text:style-name="T10">f</text:span>,<text:span text:style-name="T8">process</text:span>* <text:span text:style-name="T10">p</text:span>){</text:p>
      <text:p text:style-name="P2"><text:span text:style-name="T5"><text:tab/>if</text:span>(<text:span text:style-name="T10">f</text:span>-&gt;<text:span text:style-name="T10">tail</text:span> == <text:span text:style-name="T1">NULL</text:span>)</text:p>
      <text:p text:style-name="P2"><text:span text:style-name="T10"><text:tab/><text:tab/>f</text:span>-&gt;<text:span text:style-name="T10">head</text:span> = <text:span text:style-name="T10">f</text:span>-&gt;<text:span text:style-name="T10">tail</text:span> = <text:span text:style-name="T10">p</text:span>;</text:p>
      <text:p text:style-name="P2"><text:span text:style-name="T5"><text:tab/>else</text:span>{</text:p>
      <text:p text:style-name="P2"><text:tab/><text:tab/></text:p>
      <text:p text:style-name="P2"><text:tab/>}</text:p>
      <text:p text:style-name="P2"><text:span text:style-name="T10"><text:tab/>f</text:span>-&gt;<text:span text:style-name="T10">size</text:span>++;</text:p>
      <text:p text:style-name="P2">}</text:p>
      <text:p text:style-name="P3">/*** push a process with Tourniquet ***/</text:p>
      <text:p text:style-name="P2"><text:span text:style-name="T1">void</text:span> <text:span text:style-name="T7">push_tourniquet</text:span>(<text:span text:style-name="T8">file</text:span> <text:span text:style-name="T10">f</text:span>,<text:span text:style-name="T8">process</text:span>* <text:span text:style-name="T10">p</text:span>){</text:p>
      <text:p text:style-name="P2"><text:span text:style-name="T5"><text:tab/>if</text:span>(<text:span text:style-name="T10">f</text:span>-&gt;<text:span text:style-name="T10">tail</text:span> == <text:span text:style-name="T1">NULL</text:span>)</text:p>
      <text:p text:style-name="P2"><text:span text:style-name="T10"><text:tab/><text:tab/>f</text:span>-&gt;<text:span text:style-name="T10">head</text:span> = <text:span text:style-name="T10">f</text:span>-&gt;<text:span text:style-name="T10">tail</text:span> = <text:span text:style-name="T10">p</text:span>;</text:p>
      <text:p text:style-name="P2"><text:span text:style-name="T5"><text:tab/>else</text:span>{</text:p>
      <text:p text:style-name="P1"><text:tab/><text:tab/></text:p>
      <text:p text:style-name="P2"><text:tab/>}</text:p>
      <text:p text:style-name="P2"><text:span text:style-name="T10"><text:tab/>f</text:span>-&gt;<text:span text:style-name="T10">size</text:span>++;</text:p>
      <text:p text:style-name="P2">}</text:p>
      <text:p text:style-name="P3">/*** Create the file ***/</text:p>
      <text:p text:style-name="P2"><text:span text:style-name="T1">void</text:span> <text:span text:style-name="T7">create_file</text:span>(<text:span text:style-name="T8">file</text:span> <text:span text:style-name="T10">f</text:span>, <text:span text:style-name="T1">int</text:span> <text:span text:style-name="T10">n</text:span>){</text:p>
      <text:p text:style-name="P2"><text:span text:style-name="T8"><text:tab/>process</text:span> <text:span text:style-name="T10">p</text:span>;</text:p>
      <text:p text:style-name="P2"><text:span text:style-name="T8"><text:tab/>process</text:span> *<text:span text:style-name="T10">p1</text:span> = <text:span text:style-name="T1">NULL</text:span>;</text:p>
      <text:p text:style-name="P2"><text:span text:style-name="T1"><text:tab/>int</text:span> <text:span text:style-name="T10">choice</text:span>;</text:p>
      <text:p text:style-name="P2"><text:tab/>t:</text:p>
      <text:p text:style-name="P2"><text:span text:style-name="T7"><text:tab/>printf</text:span>(<text:span text:style-name="T3">"Choose an push : </text:span><text:span text:style-name="T12">\n</text:span><text:span text:style-name="T3">"</text:span>);</text:p>
      <text:p text:style-name="P2"><text:span text:style-name="T7"><text:tab/>printf</text:span>(<text:span text:style-name="T3">"1) Push FIFO</text:span><text:span text:style-name="T12">\n</text:span><text:span text:style-name="T3">"</text:span>);</text:p>
      <text:p text:style-name="P2"><text:span text:style-name="T7"><text:tab/>printf</text:span>(<text:span text:style-name="T3">"2) Push SJF</text:span><text:span text:style-name="T12">\n</text:span><text:span text:style-name="T3">"</text:span>);</text:p>
      <text:p text:style-name="P2"><text:span text:style-name="T7"><text:tab/>printf</text:span>(<text:span text:style-name="T3">"3) Push SRTF</text:span><text:span text:style-name="T12">\n</text:span><text:span text:style-name="T3">"</text:span>);</text:p>
      <text:p text:style-name="P2"><text:span text:style-name="T7"><text:tab/>printf</text:span>(<text:span text:style-name="T3">"4) Push Tourniquet</text:span><text:span text:style-name="T12">\n</text:span><text:span text:style-name="T3">"</text:span>);</text:p>
      <text:p text:style-name="P2"><text:span text:style-name="T7"><text:tab/>scanf</text:span>(<text:span text:style-name="T3">"</text:span><text:span text:style-name="T10">%d</text:span><text:span text:style-name="T3">"</text:span>, &amp;<text:span text:style-name="T10">choice</text:span>);</text:p>
      <text:p text:style-name="P2"><text:span text:style-name="T5"><text:tab/>switch</text:span>(<text:span text:style-name="T10">choice</text:span>){</text:p>
      <text:p text:style-name="P2"><text:soft-page-break/><text:span text:style-name="T5"><text:tab/><text:tab/>case</text:span> <text:span text:style-name="T11">1</text:span>:</text:p>
      <text:p text:style-name="P2"><text:span text:style-name="T7"><text:tab/><text:tab/><text:tab/>printf</text:span>(<text:span text:style-name="T3">"Execute push FIFO function</text:span><text:span text:style-name="T12">\n</text:span><text:span text:style-name="T3">"</text:span>);</text:p>
      <text:p text:style-name="P2"><text:span text:style-name="T5"><text:tab/><text:tab/><text:tab/>break</text:span>;</text:p>
      <text:p text:style-name="P2"><text:span text:style-name="T5"><text:tab/><text:tab/>case</text:span> <text:span text:style-name="T11">2</text:span>:</text:p>
      <text:p text:style-name="P2"><text:span text:style-name="T7"><text:tab/><text:tab/><text:tab/>printf</text:span>(<text:span text:style-name="T3">"Execute push SJF function</text:span><text:span text:style-name="T12">\n</text:span><text:span text:style-name="T3">"</text:span>);</text:p>
      <text:p text:style-name="P2"><text:span text:style-name="T5"><text:tab/><text:tab/><text:tab/>break</text:span>;</text:p>
      <text:p text:style-name="P2"><text:span text:style-name="T5"><text:tab/><text:tab/>case</text:span> <text:span text:style-name="T11">3</text:span>:</text:p>
      <text:p text:style-name="P2"><text:span text:style-name="T7"><text:tab/><text:tab/><text:tab/>printf</text:span>(<text:span text:style-name="T3">"Execute push SRTF function</text:span><text:span text:style-name="T12">\n</text:span><text:span text:style-name="T3">"</text:span>);</text:p>
      <text:p text:style-name="P2"><text:span text:style-name="T5"><text:tab/><text:tab/><text:tab/>break</text:span>;</text:p>
      <text:p text:style-name="P2"><text:span text:style-name="T5"><text:tab/><text:tab/>case</text:span> <text:span text:style-name="T11">4</text:span>:</text:p>
      <text:p text:style-name="P2"><text:span text:style-name="T7"><text:tab/><text:tab/><text:tab/>printf</text:span>(<text:span text:style-name="T3">"Execute push Tourniquet function</text:span><text:span text:style-name="T12">\n</text:span><text:span text:style-name="T3">"</text:span>);</text:p>
      <text:p text:style-name="P2"><text:span text:style-name="T5"><text:tab/><text:tab/><text:tab/>break</text:span>;</text:p>
      <text:p text:style-name="P2"><text:span text:style-name="T5"><text:tab/><text:tab/>default</text:span>:</text:p>
      <text:p text:style-name="P2"><text:span text:style-name="T7"><text:tab/><text:tab/><text:tab/>printf</text:span>(<text:span text:style-name="T3">"Invalid choice</text:span><text:span text:style-name="T12">\n</text:span><text:span text:style-name="T3">"</text:span>);</text:p>
      <text:p text:style-name="P2"><text:span text:style-name="T5"><text:tab/><text:tab/><text:tab/>goto</text:span> t;</text:p>
      <text:p text:style-name="P2"><text:tab/>}</text:p>
      <text:p text:style-name="P2"><text:span text:style-name="T7"><text:tab/>printf</text:span>(<text:span text:style-name="T3">"==================================</text:span><text:span text:style-name="T12">\n</text:span><text:span text:style-name="T3">"</text:span>);</text:p>
      <text:p text:style-name="P2"><text:span text:style-name="T5"><text:tab/>for</text:span>(<text:span text:style-name="T1">int</text:span> <text:span text:style-name="T10">i</text:span> = <text:span text:style-name="T11">1</text:span>; <text:span text:style-name="T10">i</text:span> &lt;= <text:span text:style-name="T10">n</text:span>; <text:span text:style-name="T10">i</text:span>++){</text:p>
      <text:p text:style-name="P2"><text:span text:style-name="T10"><text:tab/><text:tab/>p</text:span>.<text:span text:style-name="T10">id</text:span> = <text:span text:style-name="T10">i</text:span>;</text:p>
      <text:p text:style-name="P2"><text:span text:style-name="T7"><text:tab/><text:tab/>printf</text:span>(<text:span text:style-name="T3">"Enter Arrival time of P</text:span><text:span text:style-name="T10">%d</text:span><text:span text:style-name="T3"> : "</text:span>, <text:span text:style-name="T10">i</text:span>);</text:p>
      <text:p text:style-name="P2"><text:span text:style-name="T7"><text:tab/><text:tab/>scanf</text:span>(<text:span text:style-name="T3">"</text:span><text:span text:style-name="T10">%d</text:span><text:span text:style-name="T3">"</text:span>, &amp;<text:span text:style-name="T10">p</text:span>.<text:span text:style-name="T10">a_time</text:span>);</text:p>
      <text:p text:style-name="P2"><text:span text:style-name="T7"><text:tab/><text:tab/>printf</text:span>(<text:span text:style-name="T3">"Enter Remaining time of P</text:span><text:span text:style-name="T10">%d</text:span><text:span text:style-name="T3"> : "</text:span>, <text:span text:style-name="T10">i</text:span>);</text:p>
      <text:p text:style-name="P2"><text:span text:style-name="T7"><text:tab/><text:tab/>scanf</text:span>(<text:span text:style-name="T3">"</text:span><text:span text:style-name="T10">%d</text:span><text:span text:style-name="T3">"</text:span>, &amp;<text:span text:style-name="T10">p</text:span>.<text:span text:style-name="T10">r_time</text:span>);</text:p>
      <text:p text:style-name="P2"><text:span text:style-name="T7"><text:tab/><text:tab/>printf</text:span>(<text:span text:style-name="T3">"Enter Priority of P</text:span><text:span text:style-name="T10">%d</text:span><text:span text:style-name="T3"> : "</text:span>, <text:span text:style-name="T10">i</text:span>);</text:p>
      <text:p text:style-name="P2"><text:span text:style-name="T7"><text:tab/><text:tab/>scanf</text:span>(<text:span text:style-name="T3">"</text:span><text:span text:style-name="T10">%d</text:span><text:span text:style-name="T3">"</text:span>, &amp;<text:span text:style-name="T10">p</text:span>.<text:span text:style-name="T10">priority</text:span>);</text:p>
      <text:p text:style-name="P2"><text:span text:style-name="T10"><text:tab/><text:tab/>p1</text:span> = <text:span text:style-name="T7">create_process</text:span>(<text:span text:style-name="T10">p</text:span>);</text:p>
      <text:p text:style-name="P2"><text:span text:style-name="T5"><text:tab/><text:tab/>switch</text:span>(<text:span text:style-name="T10">choice</text:span>){</text:p>
      <text:p text:style-name="P2"><text:span text:style-name="T5"><text:tab/><text:tab/><text:tab/>case</text:span> <text:span text:style-name="T11">1</text:span>:</text:p>
      <text:p text:style-name="P2"><text:span text:style-name="T7"><text:tab/><text:tab/><text:tab/><text:tab/>push_FIFO</text:span>(<text:span text:style-name="T10">f</text:span>, <text:span text:style-name="T10">p1</text:span>);</text:p>
      <text:p text:style-name="P2"><text:span text:style-name="T5"><text:tab/><text:tab/><text:tab/><text:tab/>break</text:span>;</text:p>
      <text:p text:style-name="P2"><text:span text:style-name="T5"><text:tab/><text:tab/><text:tab/>case</text:span> <text:span text:style-name="T11">2</text:span>:</text:p>
      <text:p text:style-name="P2"><text:span text:style-name="T7"><text:tab/><text:tab/><text:tab/><text:tab/>push_SJF</text:span>(<text:span text:style-name="T10">f</text:span>, <text:span text:style-name="T10">p1</text:span>);</text:p>
      <text:p text:style-name="P2"><text:span text:style-name="T5"><text:tab/><text:tab/><text:tab/><text:tab/>break</text:span>;</text:p>
      <text:p text:style-name="P2"><text:span text:style-name="T5"><text:tab/><text:tab/><text:tab/>case</text:span> <text:span text:style-name="T11">3</text:span>:</text:p>
      <text:p text:style-name="P2"><text:span text:style-name="T7"><text:tab/><text:tab/><text:tab/><text:tab/>push_SRTF</text:span>(<text:span text:style-name="T10">f</text:span>, <text:span text:style-name="T10">p1</text:span>);</text:p>
      <text:p text:style-name="P2"><text:span text:style-name="T5"><text:tab/><text:tab/><text:tab/><text:tab/>break</text:span>;</text:p>
      <text:p text:style-name="P2"><text:span text:style-name="T5"><text:tab/><text:tab/><text:tab/>case</text:span> <text:span text:style-name="T11">4</text:span>:</text:p>
      <text:p text:style-name="P2"><text:span text:style-name="T7"><text:tab/><text:tab/><text:tab/><text:tab/>push_tourniquet</text:span>(<text:span text:style-name="T10">f</text:span>, <text:span text:style-name="T10">p1</text:span>);</text:p>
      <text:p text:style-name="P2"><text:span text:style-name="T5"><text:tab/><text:tab/><text:tab/><text:tab/>break</text:span>;</text:p>
      <text:p text:style-name="P2"><text:tab/><text:tab/>}</text:p>
      <text:p text:style-name="P2"><text:span text:style-name="T7"><text:tab/><text:tab/>printf</text:span>(<text:span text:style-name="T3">"==================================</text:span><text:span text:style-name="T12">\n</text:span><text:span text:style-name="T3">"</text:span>);</text:p>
      <text:p text:style-name="P2"><text:tab/>}</text:p>
      <text:p text:style-name="P2">}</text:p>
      <text:p text:style-name="P3">/*** Display ***/</text:p>
      <text:p text:style-name="P2"><text:span text:style-name="T1">void</text:span> <text:span text:style-name="T7">display</text:span>(<text:span text:style-name="T8">file</text:span> <text:span text:style-name="T10">f</text:span>){</text:p>
      <text:p text:style-name="P2"><text:span text:style-name="T8"><text:tab/>process</text:span>* <text:span text:style-name="T10">tmp</text:span> = <text:span text:style-name="T10">f</text:span>-&gt;<text:span text:style-name="T10">head</text:span>;</text:p>
      <text:p text:style-name="P2"><text:span text:style-name="T7"><text:tab/>printf</text:span>(<text:span text:style-name="T3">"Tableau:</text:span><text:span text:style-name="T12">\n</text:span><text:span text:style-name="T3">"</text:span>);</text:p>
      <text:p text:style-name="P2"><text:span text:style-name="T7"><text:tab/>printf</text:span>(<text:span text:style-name="T3">"+-----------+----------------+-------------------+----------+----------------+</text:span><text:span text:style-name="T12">\n</text:span><text:span text:style-name="T3">"</text:span>);</text:p>
      <text:p text:style-name="P2"><text:span text:style-name="T7"><text:tab/>printf</text:span>(<text:span text:style-name="T3">"| Processus | Date d'arrivee | Duree d'execusion | Priorite | temp d'attente |</text:span><text:span text:style-name="T12">\n</text:span><text:span text:style-name="T3">"</text:span>);</text:p>
      <text:p text:style-name="P2"><text:span text:style-name="T5"><text:tab/>while</text:span>(<text:span text:style-name="T10">tmp</text:span> != <text:span text:style-name="T1">NULL</text:span>){</text:p>
      <text:p text:style-name="P2"><text:soft-page-break/><text:span text:style-name="T7"><text:tab/><text:tab/>printf</text:span>(<text:span text:style-name="T3">"+-----------+----------------+-------------------+----------+----------------+</text:span><text:span text:style-name="T12">\n</text:span><text:span text:style-name="T3">"</text:span>);</text:p>
      <text:p text:style-name="P2"><text:span text:style-name="T7"><text:tab/><text:tab/>printf</text:span>(<text:span text:style-name="T3">"| P</text:span><text:span text:style-name="T10">%d</text:span><text:span text:style-name="T3"> | </text:span><text:span text:style-name="T10">%d</text:span><text:span text:style-name="T3"> | </text:span><text:span text:style-name="T10">%d</text:span><text:span text:style-name="T3"> | </text:span><text:span text:style-name="T10">%d</text:span><text:span text:style-name="T3"> | </text:span><text:span text:style-name="T10">%d</text:span><text:span text:style-name="T3"> |</text:span><text:span text:style-name="T12">\n</text:span><text:span text:style-name="T3">"</text:span>, <text:span text:style-name="T10">tmp</text:span>-&gt;<text:span text:style-name="T10">id</text:span>, <text:span text:style-name="T10">tmp</text:span>-&gt;<text:span text:style-name="T10">a_time</text:span> - <text:span text:style-name="T10">tmp</text:span>-&gt;<text:span text:style-name="T10">wait_time</text:span>, <text:span text:style-name="T10">tmp</text:span>-&gt;<text:span text:style-name="T10">r_time</text:span>, <text:span text:style-name="T10">tmp</text:span>-&gt;<text:span text:style-name="T10">priority</text:span>,<text:span text:style-name="T10">tmp</text:span>-&gt;<text:span text:style-name="T10">wait_time</text:span>);</text:p>
      <text:p text:style-name="P2"><text:span text:style-name="T10">tmp</text:span> = <text:span text:style-name="T10">tmp</text:span>-&gt;<text:span text:style-name="T10">next</text:span>;</text:p>
      <text:p text:style-name="P2"><text:tab/>}</text:p>
      <text:p text:style-name="P2"><text:span text:style-name="T7"><text:tab/>printf</text:span>(<text:span text:style-name="T3">"+-----------+----------------+-------------------+----------+----------------+</text:span><text:span text:style-name="T12">\n</text:span><text:span text:style-name="T3">"</text:span>);</text:p>
      <text:p text:style-name="P2">}</text:p>
      <text:p text:style-name="P3">/*** search with id ***/</text:p>
      <text:p text:style-name="P2"><text:span text:style-name="T8">process</text:span>* <text:span text:style-name="T7">search_id</text:span>(<text:span text:style-name="T8">file</text:span> <text:span text:style-name="T10">f</text:span>, <text:span text:style-name="T1">int</text:span> <text:span text:style-name="T10">i</text:span>){</text:p>
      <text:p text:style-name="P2"><text:span text:style-name="T8"><text:tab/>process</text:span> *<text:span text:style-name="T10">tmp</text:span> =<text:span text:style-name="T10">f</text:span>-&gt;<text:span text:style-name="T10">head</text:span>;</text:p>
      <text:p text:style-name="P2"><text:span text:style-name="T5"><text:tab/>while</text:span>(<text:span text:style-name="T10">tmp</text:span> != <text:span text:style-name="T1">NULL</text:span> &amp;&amp; <text:span text:style-name="T10">tmp</text:span>-&gt;<text:span text:style-name="T10">id</text:span> != <text:span text:style-name="T10">i</text:span>)</text:p>
      <text:p text:style-name="P2"><text:span text:style-name="T10"><text:tab/><text:tab/>tmp</text:span> = <text:span text:style-name="T10">tmp</text:span>-&gt;<text:span text:style-name="T10">next</text:span>;</text:p>
      <text:p text:style-name="P2"><text:span text:style-name="T5"><text:tab/>return</text:span> <text:span text:style-name="T10">tmp</text:span>;</text:p>
      <text:p text:style-name="P2">}</text:p>
      <text:p text:style-name="P3">/*** Gantt Chart ***/</text:p>
      <text:p text:style-name="P2"><text:span text:style-name="T1">void</text:span> <text:span text:style-name="T7">Gantt_chart</text:span>(<text:span text:style-name="T8">file</text:span> <text:span text:style-name="T10">f</text:span>){</text:p>
      <text:p text:style-name="P2"><text:span text:style-name="T1"><text:tab/>int</text:span> <text:span text:style-name="T10">i</text:span> = <text:span text:style-name="T11">0</text:span>, <text:span text:style-name="T10">j</text:span>, <text:span text:style-name="T10">k</text:span> = <text:span text:style-name="T11">1</text:span>;</text:p>
      <text:p text:style-name="P2"><text:span text:style-name="T7"><text:tab/>printf</text:span>(<text:span text:style-name="T3">"Diagramme de Gant:</text:span><text:span text:style-name="T12">\n</text:span><text:span text:style-name="T3">"</text:span>);</text:p>
      <text:p text:style-name="P2"><text:span text:style-name="T7"><text:tab/>printf</text:span>(<text:span text:style-name="T3">"process :"</text:span>);</text:p>
      <text:p text:style-name="P2"><text:span text:style-name="T5"><text:tab/>for</text:span>(<text:span text:style-name="T10">j</text:span> = <text:span text:style-name="T11">1</text:span>; <text:span text:style-name="T10">j</text:span> &lt;= <text:span text:style-name="T10">f</text:span>-&gt;<text:span text:style-name="T10">size</text:span>; <text:span text:style-name="T10">j</text:span>++){</text:p>
      <text:p text:style-name="P2"><text:span text:style-name="T7"><text:tab/><text:tab/>printf</text:span>(<text:span text:style-name="T3">" </text:span><text:span text:style-name="T10">%d</text:span><text:span text:style-name="T3">"</text:span>, <text:span text:style-name="T10">j</text:span>);</text:p>
      <text:p text:style-name="P2"><text:tab/>}</text:p>
      <text:p text:style-name="P2"><text:span text:style-name="T7"><text:tab/>printf</text:span>(<text:span text:style-name="T3">"</text:span><text:span text:style-name="T12">\n</text:span><text:span text:style-name="T3">"</text:span>);</text:p>
      <text:p text:style-name="P2"><text:span text:style-name="T8"><text:tab/>process</text:span> *<text:span text:style-name="T10">p</text:span> = <text:span text:style-name="T1">NULL</text:span>;</text:p>
      <text:p text:style-name="P2"><text:span text:style-name="T8"><text:tab/>process</text:span> *<text:span text:style-name="T10">tmp</text:span> = <text:span text:style-name="T1">NULL</text:span>;</text:p>
      <text:p text:style-name="P2"><text:span text:style-name="T5"><text:tab/>while</text:span>(<text:span text:style-name="T10">f</text:span>-&gt;<text:span text:style-name="T10">tail</text:span> != <text:span text:style-name="T1">NULL</text:span>){</text:p>
      <text:p text:style-name="P2"><text:span text:style-name="T5"><text:tab/><text:tab/>while</text:span>(<text:span text:style-name="T10">i</text:span> &lt; <text:span text:style-name="T10">f</text:span>-&gt;<text:span text:style-name="T10">head</text:span>-&gt;<text:span text:style-name="T10">a_time</text:span> + <text:span text:style-name="T10">f</text:span>-&gt;<text:span text:style-name="T10">head</text:span>-&gt;<text:span text:style-name="T10">r_time</text:span>){</text:p>
      <text:p text:style-name="P2"><text:span text:style-name="T7"><text:tab/><text:tab/><text:tab/>printf</text:span>(<text:span text:style-name="T3">"</text:span><text:span text:style-name="T10">%d</text:span><text:span text:style-name="T3"> "</text:span>, <text:span text:style-name="T10">i</text:span>);</text:p>
      <text:p text:style-name="P2"><text:span text:style-name="T5"><text:tab/><text:tab/><text:tab/>if</text:span>(<text:span text:style-name="T10">i</text:span> &lt;= <text:span text:style-name="T11">9</text:span>)</text:p>
      <text:p text:style-name="P2"><text:span text:style-name="T7"><text:tab/><text:tab/><text:tab/><text:tab/>printf</text:span>(<text:span text:style-name="T3">" "</text:span>);</text:p>
      <text:p text:style-name="P2"><text:span text:style-name="T7"><text:tab/><text:tab/><text:tab/>printf</text:span>(<text:span text:style-name="T3">":"</text:span>);</text:p>
      <text:p text:style-name="P2"><text:span text:style-name="T5"><text:tab/><text:tab/><text:tab/>for</text:span>(<text:span text:style-name="T10">j</text:span> = <text:span text:style-name="T11">1</text:span>; <text:span text:style-name="T10">j</text:span> &lt; <text:span text:style-name="T10">k</text:span>; <text:span text:style-name="T10">j</text:span>++){</text:p>
      <text:p text:style-name="P2"><text:span text:style-name="T7"><text:tab/><text:tab/><text:tab/><text:tab/>printf</text:span>(<text:span text:style-name="T3">" "</text:span>);</text:p>
      <text:p text:style-name="P2"><text:tab/><text:tab/><text:tab/>}</text:p>
      <text:p text:style-name="P2"><text:span text:style-name="T5"><text:tab/><text:tab/><text:tab/>if</text:span>(<text:span text:style-name="T10">f</text:span>-&gt;<text:span text:style-name="T10">head</text:span>-&gt;<text:span text:style-name="T10">id</text:span> == <text:span text:style-name="T10">k</text:span>){</text:p>
      <text:p text:style-name="P2"><text:span text:style-name="T7"><text:tab/><text:tab/><text:tab/><text:tab/>printf</text:span>(<text:span text:style-name="T3">" o"</text:span>);</text:p>
      <text:p text:style-name="P2"><text:span text:style-name="T5"><text:tab/><text:tab/><text:tab/><text:tab/>for</text:span>(<text:span text:style-name="T10">tmp</text:span> = <text:span text:style-name="T10">f</text:span>-&gt;<text:span text:style-name="T10">head</text:span>-&gt;<text:span text:style-name="T10">next</text:span>; <text:span text:style-name="T10">tmp</text:span> != <text:span text:style-name="T1">NULL</text:span>; <text:span text:style-name="T10">tmp</text:span> = <text:span text:style-name="T10">tmp</text:span>-&gt;<text:span text:style-name="T10">next</text:span>){</text:p>
      <text:p text:style-name="P2"><text:span text:style-name="T5"><text:tab/><text:tab/><text:tab/><text:tab/><text:tab/>if</text:span>(<text:span text:style-name="T10">tmp</text:span>-&gt;<text:span text:style-name="T10">a_time</text:span> - <text:span text:style-name="T10">tmp</text:span>-&gt;<text:span text:style-name="T10">wait_time</text:span> &lt;= <text:span text:style-name="T10">i</text:span>)</text:p>
      <text:p text:style-name="P2"><text:span text:style-name="T7"><text:tab/><text:tab/><text:tab/><text:tab/><text:tab/><text:tab/>printf</text:span>(<text:span text:style-name="T3">" x"</text:span>);</text:p>
      <text:p text:style-name="P2"><text:tab/><text:tab/><text:tab/><text:tab/>}</text:p>
      <text:p text:style-name="P2"><text:tab/><text:tab/><text:tab/>}</text:p>
      <text:p text:style-name="P2"><text:span text:style-name="T5"><text:tab/><text:tab/><text:tab/>else</text:span>{</text:p>
      <text:p text:style-name="P2"><text:span text:style-name="T1"><text:tab/><text:tab/><text:tab/><text:tab/>int</text:span> <text:span text:style-name="T10">d</text:span> = <text:span text:style-name="T10">k</text:span>;</text:p>
      <text:p text:style-name="P2"><text:span text:style-name="T10"><text:tab/><text:tab/><text:tab/><text:tab/>tmp</text:span> = <text:span text:style-name="T7">search_id</text:span>(<text:span text:style-name="T10">f</text:span>, <text:span text:style-name="T10">d</text:span>);</text:p>
      <text:p text:style-name="P2"><text:span text:style-name="T5"><text:tab/><text:tab/><text:tab/><text:tab/>while</text:span>(<text:span text:style-name="T10">tmp</text:span> != <text:span text:style-name="T1">NULL</text:span>){</text:p>
      <text:p text:style-name="P2"><text:span text:style-name="T5"><text:tab/><text:tab/><text:tab/><text:tab/><text:tab/>if</text:span>(<text:span text:style-name="T10">tmp</text:span>-&gt;<text:span text:style-name="T10">id</text:span> != <text:span text:style-name="T10">f</text:span>-&gt;<text:span text:style-name="T10">head</text:span>-&gt;<text:span text:style-name="T10">id</text:span>){</text:p>
      <text:p text:style-name="P2"><text:span text:style-name="T5"><text:tab/><text:tab/><text:tab/><text:tab/><text:tab/><text:tab/>if</text:span>(<text:span text:style-name="T10">tmp</text:span>-&gt;<text:span text:style-name="T10">a_time</text:span> - <text:span text:style-name="T10">tmp</text:span>-&gt;<text:span text:style-name="T10">wait_time</text:span> &lt;= <text:span text:style-name="T10">i</text:span>)</text:p>
      <text:p text:style-name="P2"><text:span text:style-name="T7"><text:tab/><text:tab/><text:tab/><text:tab/><text:tab/><text:tab/><text:tab/>printf</text:span>(<text:span text:style-name="T3">" x"</text:span>);</text:p>
      <text:p text:style-name="P4"><text:tab/><text:tab/><text:tab/><text:tab/><text:tab/><text:tab/>else</text:p>
      <text:p text:style-name="P2"><text:span text:style-name="T7"><text:tab/><text:tab/><text:tab/><text:tab/><text:tab/><text:tab/><text:tab/>printf</text:span>(<text:span text:style-name="T3">" o"</text:span>);</text:p>
      <text:p text:style-name="P2"><text:tab/><text:tab/><text:tab/><text:tab/><text:tab/>}</text:p>
      <text:p text:style-name="P4"><text:soft-page-break/><text:tab/><text:tab/><text:tab/><text:tab/><text:tab/>else</text:p>
      <text:p text:style-name="P2"><text:span text:style-name="T7"><text:tab/><text:tab/><text:tab/><text:tab/><text:tab/><text:tab/>printf</text:span>(<text:span text:style-name="T3">" o"</text:span>);</text:p>
      <text:p text:style-name="P2"><text:span text:style-name="T10"><text:tab/><text:tab/><text:tab/><text:tab/><text:tab/>d</text:span>++;</text:p>
      <text:p text:style-name="P2"><text:span text:style-name="T10"><text:tab/><text:tab/><text:tab/><text:tab/><text:tab/>tmp</text:span> = <text:span text:style-name="T7">search_id</text:span>(<text:span text:style-name="T10">f</text:span>, <text:span text:style-name="T10">d</text:span>);</text:p>
      <text:p text:style-name="P2"><text:tab/><text:tab/><text:tab/><text:tab/>}</text:p>
      <text:p text:style-name="P2"><text:tab/><text:tab/><text:tab/>}</text:p>
      <text:p text:style-name="P2"><text:span text:style-name="T7"><text:tab/><text:tab/><text:tab/>printf</text:span>(<text:span text:style-name="T3">"</text:span><text:span text:style-name="T12">\n</text:span><text:span text:style-name="T3">"</text:span>);</text:p>
      <text:p text:style-name="P2"><text:span text:style-name="T10"><text:tab/><text:tab/><text:tab/>i</text:span>++;</text:p>
      <text:p text:style-name="P2"><text:tab/><text:tab/>}</text:p>
      <text:p text:style-name="P2"><text:span text:style-name="T5"><text:tab/><text:tab/>if</text:span>(<text:span text:style-name="T10">f</text:span>-&gt;<text:span text:style-name="T10">head</text:span>-&gt;<text:span text:style-name="T10">id</text:span> == <text:span text:style-name="T10">k</text:span>)</text:p>
      <text:p text:style-name="P2"><text:span text:style-name="T10"><text:tab/><text:tab/><text:tab/>k</text:span>++;</text:p>
      <text:p text:style-name="P2"><text:span text:style-name="T10"><text:tab/><text:tab/>p</text:span> = <text:span text:style-name="T7">pop_process</text:span>(<text:span text:style-name="T10">f</text:span>);</text:p>
      <text:p text:style-name="P2"><text:tab/>}</text:p>
      <text:p text:style-name="P2">}</text:p>
      <text:p text:style-name="P2"><text:span text:style-name="T1">int</text:span> <text:span text:style-name="T7">main</text:span>(){</text:p>
      <text:p text:style-name="P2"><text:span text:style-name="T9"><text:tab/></text:span><text:span text:style-name="T8">file</text:span> <text:span text:style-name="T10">f</text:span> = <text:span text:style-name="T7">init_file</text:span>();</text:p>
      <text:p text:style-name="P2"><text:span text:style-name="T1"><text:tab/>int</text:span> <text:span text:style-name="T10">n</text:span>;</text:p>
      <text:p text:style-name="P2"><text:span text:style-name="T7"><text:tab/>printf</text:span>(<text:span text:style-name="T3">"Enter the number of processes : "</text:span>);</text:p>
      <text:p text:style-name="P2"><text:span text:style-name="T7"><text:tab/>scanf</text:span>(<text:span text:style-name="T3">"</text:span><text:span text:style-name="T10">%d</text:span><text:span text:style-name="T3">"</text:span>,&amp;<text:span text:style-name="T10">n</text:span>);</text:p>
      <text:p text:style-name="P2"><text:span text:style-name="T7"><text:tab/>create_file</text:span>(<text:span text:style-name="T10">f</text:span>,<text:span text:style-name="T10">n</text:span>);</text:p>
      <text:p text:style-name="P2"><text:span text:style-name="T7"><text:tab/>display</text:span>(<text:span text:style-name="T10">f</text:span>);</text:p>
      <text:p text:style-name="P2"><text:span text:style-name="T7"><text:tab/>Gantt_chart</text:span>(<text:span text:style-name="T10">f</text:span>);</text:p>
      <text:p text:style-name="P2"><text:span text:style-name="T5"><text:tab/>return</text:span> <text:span text:style-name="T11">0</text:span>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6:19:49.810228243</meta:creation-date>
    <dc:date>2022-04-09T16:40:44.583651754</dc:date>
    <meta:editing-duration>PT10M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6" meta:paragraph-count="277" meta:word-count="827" meta:character-count="5810" meta:non-whitespace-character-count="4737"/>
  </office:meta>
</office:document-meta>
</file>